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8pt" style:font-size-asian="8pt" style:font-size-complex="8pt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[1] "On Step <text:s/>27"</text:p>
      <text:p text:style-name="P2">[1] 0.7785215</text:p>
      <text:p text:style-name="P2">[1] 1.065386</text:p>
      <text:p text:style-name="P2">[1] "On Step <text:s/>28"</text:p>
      <text:p text:style-name="P2">[1] 0.7785215</text:p>
      <text:p text:style-name="P2">[1] 1.065386</text:p>
      <text:p text:style-name="P2">[1] "On Step <text:s/>29"</text:p>
      <text:p text:style-name="P2">[1] 0.7785215</text:p>
      <text:p text:style-name="P2">[1] 1.065386</text:p>
      <text:p text:style-name="P2">[1] "On Step <text:s/>30"</text:p>
      <text:p text:style-name="P2">[1] 0.7785215</text:p>
      <text:p text:style-name="P2">[1] 1.065386</text:p>
      <text:p text:style-name="P2">[1] "On Step <text:s/>31"</text:p>
      <text:p text:style-name="P2">[1] 0.7785215</text:p>
      <text:p text:style-name="P2">[1] 1.065386</text:p>
      <text:p text:style-name="P2">[1] "On Step <text:s/>32"</text:p>
      <text:p text:style-name="P2">[1] 0.7785215</text:p>
      <text:p text:style-name="P2">[1] 1.065386</text:p>
      <text:p text:style-name="P2">[1] "On Step <text:s/>33"</text:p>
      <text:p text:style-name="P2">[1] 0.7785215</text:p>
      <text:p text:style-name="P2">[1] 1.065386</text:p>
      <text:p text:style-name="P2">[1] "On Step <text:s/>34"</text:p>
      <text:p text:style-name="P2">[1] 0.7785215</text:p>
      <text:p text:style-name="P2">[1] 1.065386</text:p>
      <text:p text:style-name="P2">[1] "On Step <text:s/>35"</text:p>
      <text:p text:style-name="P2">[1] 0.7785215</text:p>
      <text:p text:style-name="P2">[1] 1.065386</text:p>
      <text:p text:style-name="P2">[1] "On Step <text:s/>36"</text:p>
      <text:p text:style-name="P2">[1] 0.7785215</text:p>
      <text:p text:style-name="P2">[1] 1.065386</text:p>
      <text:p text:style-name="P2">[1] "On Step <text:s/>37"</text:p>
      <text:p text:style-name="P2">[1] 0.7785215</text:p>
      <text:p text:style-name="P2">[1] 1.065386</text:p>
      <text:p text:style-name="P2">[1] "On Step <text:s/>38"</text:p>
      <text:p text:style-name="P2">[1] 0.7785215</text:p>
      <text:p text:style-name="P2">[1] 1.065386</text:p>
      <text:p text:style-name="P2">[1] "On Step <text:s/>39"</text:p>
      <text:p text:style-name="P2">[1] 0.7785215</text:p>
      <text:p text:style-name="P2">[1] 1.065386</text:p>
      <text:p text:style-name="P2">[1] "On Step <text:s/>40"</text:p>
      <text:p text:style-name="P2">[1] 0.7785215</text:p>
      <text:p text:style-name="P2">[1] 1.065386</text:p>
      <text:p text:style-name="P2">[1] "On Step <text:s/>41"</text:p>
      <text:p text:style-name="P2">[1] 0.7785215</text:p>
      <text:p text:style-name="P2">[1] 1.065386</text:p>
      <text:p text:style-name="P2">[1] "On Step <text:s/>42"</text:p>
      <text:p text:style-name="P2">[1] 0.7785215</text:p>
      <text:p text:style-name="P2">[1] 1.065386</text:p>
      <text:p text:style-name="P2">[1] "On Step <text:s/>43"</text:p>
      <text:p text:style-name="P2">[1] 0.7785215</text:p>
      <text:p text:style-name="P2">[1] 1.065386</text:p>
      <text:p text:style-name="P2">[1] "On Step <text:s/>44"</text:p>
      <text:p text:style-name="P2">[1] 0.7785215</text:p>
      <text:p text:style-name="P2">[1] 1.065386</text:p>
      <text:p text:style-name="P2">[1] "On Step <text:s/>45"</text:p>
      <text:p text:style-name="P2">[1] 0.7785215</text:p>
      <text:p text:style-name="P2">[1] 1.065386</text:p>
      <text:p text:style-name="P2">[1] "On Step <text:s/>46"</text:p>
      <text:p text:style-name="P2">[1] 0.7785215</text:p>
      <text:p text:style-name="P2">[1] 1.065386</text:p>
      <text:p text:style-name="P2">[1] "On Step <text:s/>47"</text:p>
      <text:p text:style-name="P2">[1] 0.7785215</text:p>
      <text:p text:style-name="P2">[1] 1.065386</text:p>
      <text:p text:style-name="P2">[1] "On Step <text:s/>48"</text:p>
      <text:p text:style-name="P2">[1] 0.7785215</text:p>
      <text:p text:style-name="P2">[1] 1.065386</text:p>
      <text:p text:style-name="P2">[1] "On Step <text:s/>49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17:43.235427413</meta:creation-date>
    <dc:date>2018-05-30T10:21:22.214765423</dc:date>
    <meta:editing-duration>PT3M39S</meta:editing-duration>
    <meta:editing-cycles>1</meta:editing-cycles>
    <meta:document-statistic meta:table-count="0" meta:image-count="0" meta:object-count="0" meta:page-count="1" meta:paragraph-count="67" meta:word-count="180" meta:character-count="941" meta:non-whitespace-character-count="805"/>
    <meta:generator>LibreOffice/5.3.6.1$Linux_X86_64 LibreOffice_project/30$Build-1</meta:generator>
  </office:meta>
</office:document-meta>
</file>